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95cm" fo:min-width="18.9cm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8.15cm" fo:min-width="26.3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8.044cm" fo:min-width="26.194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59cm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color="#ff3333" draw:fill-color="#ff3333" draw:textarea-horizontal-align="justify" draw:textarea-vertical-align="middle" draw:auto-grow-height="false" fo:min-height="0.034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text-properties fo:font-size="60pt" style:font-size-asian="60pt" style:font-size-complex="60pt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style:text-position="-33% 58%" style:font-name="OpenSymbol" fo:font-size="60pt" style:font-name-asian="OpenSymbol" style:font-size-asian="60pt" style:font-name-complex="OpenSymbol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9.4cm" svg:height="14.2cm" svg:x="4.6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cm" svg:y1="3.2cm" svg:x2="14.2cm" svg:y2="17.4cm">
          <text:p/>
        </draw:line>
        <draw:line draw:style-name="gr2" draw:text-style-name="P1" draw:layer="layout" svg:x1="4.6cm" svg:y1="10cm" svg:x2="24cm" svg:y2="10cm">
          <text:p/>
        </draw:line>
        <draw:line draw:style-name="gr2" draw:text-style-name="P1" draw:layer="layout" svg:x1="19.2cm" svg:y1="17.4cm" svg:x2="19.2cm" svg:y2="10cm">
          <text:p/>
        </draw:line>
        <draw:line draw:style-name="gr2" draw:text-style-name="P1" draw:layer="layout" svg:x1="24cm" svg:y1="13.6cm" svg:x2="14.2cm" svg:y2="13.6cm">
          <text:p/>
        </draw:line>
        <draw:line draw:style-name="gr2" draw:text-style-name="P1" draw:layer="layout" svg:x1="16.8cm" svg:y1="10cm" svg:x2="16.8cm" svg:y2="13.6cm">
          <text:p/>
        </draw:line>
        <draw:line draw:style-name="gr2" draw:text-style-name="P1" draw:layer="layout" svg:x1="14.2cm" svg:y1="11.8cm" svg:x2="19.2cm" svg:y2="11.8cm">
          <text:p/>
        </draw:line>
        <draw:line draw:style-name="gr2" draw:text-style-name="P1" draw:layer="layout" svg:x1="14.2cm" svg:y1="13.6cm" svg:x2="4.6cm" svg:y2="13.6cm">
          <text:p/>
        </draw:line>
        <draw:line draw:style-name="gr2" draw:text-style-name="P1" draw:layer="layout" svg:x1="9.4cm" svg:y1="10cm" svg:x2="9.4cm" svg:y2="17.4cm">
          <text:p/>
        </draw:line>
        <draw:line draw:style-name="gr2" draw:text-style-name="P1" draw:layer="layout" svg:x1="19.2cm" svg:y1="11.8cm" svg:x2="24cm" svg:y2="11.8cm">
          <text:p/>
        </draw:line>
        <draw:line draw:style-name="gr2" draw:text-style-name="P1" draw:layer="layout" svg:x1="21.8cm" svg:y1="10cm" svg:x2="21.8cm" svg:y2="13.6cm">
          <text:p/>
        </draw:line>
        <draw:frame draw:style-name="gr3" draw:text-style-name="P2" draw:layer="layout" svg:width="11.449cm" svg:height="1.673cm" svg:x="8.751cm" svg:y="5.527cm">
          <draw:text-box>
            <text:p><text:span text:style-name="T1">Refinement Level 1</text:span></text:p>
          </draw:text-box>
        </draw:frame>
        <draw:frame draw:style-name="gr4" draw:text-style-name="P4" draw:layer="layout" svg:width="8.6cm" svg:height="1.673cm" svg:x="5.4cm" svg:y="14.327cm">
          <draw:text-box>
            <text:p text:style-name="P3"><text:span text:style-name="T2">Refinement Level 2</text:span></text:p>
          </draw:text-box>
        </draw:frame>
        <draw:frame draw:style-name="gr4" draw:text-style-name="P4" draw:layer="layout" svg:width="8.6cm" svg:height="1.673cm" svg:x="15cm" svg:y="10.527cm">
          <draw:text-box>
            <text:p text:style-name="P3"><text:span text:style-name="T2">Refinement Level 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path draw:style-name="gr6" draw:text-style-name="P6" draw:layer="layout" svg:width="12.199cm" svg:height="1.509cm" svg:x="8.2cm" svg:y="9.4cm" svg:viewBox="0 0 12200 1510" svg:d="M12200 1510c-5942-1489-10365-1889-11764-1145-1398 745 1014 859 1014 859z">
          <text:p/>
        </draw:path>
        <draw:custom-shape draw:style-name="gr7" draw:text-style-name="P1" draw:layer="layout" svg:width="26.8cm" svg:height="18.4cm" svg:x="0.6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cm" svg:y1="5.6cm" svg:x2="0.6cm" svg:y2="5.6cm">
          <text:p/>
        </draw:line>
        <draw:line draw:style-name="gr9" draw:text-style-name="P1" draw:layer="layout" svg:x1="20.4cm" svg:y1="5.6cm" svg:x2="27.4cm" svg:y2="5.601cm">
          <text:p/>
        </draw:line>
        <draw:line draw:style-name="gr2" draw:text-style-name="P1" draw:layer="layout" svg:x1="8.2cm" svg:y1="5.2cm" svg:x2="8.2cm" svg:y2="12.6cm">
          <text:p/>
        </draw:line>
        <draw:line draw:style-name="gr2" draw:text-style-name="P1" draw:layer="layout" svg:x1="20.4cm" svg:y1="5.2cm" svg:x2="20.4cm" svg:y2="12.8cm">
          <text:p/>
        </draw:line>
        <draw:frame draw:style-name="gr3" draw:text-style-name="P8" draw:layer="layout" svg:width="3.326cm" svg:height="2.618cm" svg:x="3.274cm" svg:y="2.782cm">
          <draw:text-box>
            <text:p text:style-name="P7"><text:span text:style-name="T3">Lin</text:span></text:p>
          </draw:text-box>
        </draw:frame>
        <draw:frame draw:style-name="gr3" draw:text-style-name="P8" draw:layer="layout" svg:width="4.621cm" svg:height="2.618cm" svg:x="21.579cm" svg:y="2.782cm">
          <draw:text-box>
            <text:p text:style-name="P7"><text:span text:style-name="T3">Lout</text:span></text:p>
          </draw:text-box>
        </draw:frame>
        <draw:line draw:style-name="gr10" draw:text-style-name="P1" draw:layer="layout" svg:x1="8.2cm" svg:y1="12.2cm" svg:x2="20.4cm" svg:y2="12.2cm">
          <text:p/>
        </draw:line>
        <draw:frame draw:style-name="gr3" draw:text-style-name="P8" draw:layer="layout" svg:width="1.56cm" svg:height="2.618cm" svg:x="13.24cm" svg:y="12.382cm">
          <draw:text-box>
            <text:p text:style-name="P7"><text:span text:style-name="T3">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path draw:style-name="gr6" draw:text-style-name="P6" draw:layer="layout" svg:width="12.199cm" svg:height="1.509cm" svg:x="8.2cm" svg:y="9.4cm" svg:viewBox="0 0 12200 1510" svg:d="M12200 1510c-5942-1489-10365-1889-11764-1145-1398 745 1014 859 1014 859z">
          <text:p/>
        </draw:path>
        <draw:custom-shape draw:style-name="gr11" draw:text-style-name="P1" draw:layer="layout" svg:width="26.8cm" svg:height="18.4cm" svg:x="0.6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cm" svg:y1="10.2cm" svg:x2="4.8cm" svg:y2="19.4cm">
          <text:p/>
        </draw:line>
        <draw:line draw:style-name="gr9" draw:text-style-name="P1" draw:layer="layout" svg:x1="6.2cm" svg:y1="10.199cm" svg:x2="6.2cm" svg:y2="1cm">
          <text:p/>
        </draw:line>
        <draw:line draw:style-name="gr2" draw:text-style-name="P1" draw:layer="layout" svg:x1="8.2cm" svg:y1="9cm" svg:x2="8.2cm" svg:y2="12.6cm">
          <text:p/>
        </draw:line>
        <draw:line draw:style-name="gr2" draw:text-style-name="P1" draw:layer="layout" svg:x1="20.4cm" svg:y1="9.8cm" svg:x2="20.4cm" svg:y2="12.8cm">
          <text:p/>
        </draw:line>
        <draw:frame draw:style-name="gr3" draw:text-style-name="P8" draw:layer="layout" svg:width="2.03cm" svg:height="2.618cm" svg:x="5.274cm" svg:y="13.582cm">
          <draw:text-box>
            <text:p text:style-name="P7"><text:span text:style-name="T3">H</text:span></text:p>
          </draw:text-box>
        </draw:frame>
        <draw:frame draw:style-name="gr3" draw:text-style-name="P8" draw:layer="layout" svg:width="2.03cm" svg:height="2.618cm" svg:x="6.57cm" svg:y="3.782cm">
          <draw:text-box>
            <text:p text:style-name="P7"><text:span text:style-name="T3">H</text:span></text:p>
          </draw:text-box>
        </draw:frame>
        <draw:line draw:style-name="gr10" draw:text-style-name="P1" draw:layer="layout" svg:x1="8.2cm" svg:y1="12.2cm" svg:x2="20.4cm" svg:y2="12.2cm">
          <text:p/>
        </draw:line>
        <draw:frame draw:style-name="gr3" draw:text-style-name="P8" draw:layer="layout" svg:width="1.56cm" svg:height="2.618cm" svg:x="13.24cm" svg:y="12.382cm">
          <draw:text-box>
            <text:p text:style-name="P7"><text:span text:style-name="T3">c</text:span></text:p>
          </draw:text-box>
        </draw:frame>
        <draw:line draw:style-name="gr2" draw:text-style-name="P1" draw:layer="layout" svg:x1="8.2cm" svg:y1="10.2cm" svg:x2="3.2cm" svg:y2="10.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8" draw:layer="layout" svg:width="5.679cm" svg:height="2.618cm" svg:x="1.521cm" svg:y="7.382cm">
          <draw:text-box>
            <text:p text:style-name="P7"><text:span text:style-name="T3">alpha</text:span></text:p>
          </draw:text-box>
        </draw:frame>
        <draw:path draw:style-name="gr6" draw:text-style-name="P6" draw:layer="layout" svg:width="16.016cm" svg:height="2.965cm" draw:transform="skewX (-0.114493598930828) rotate (-0.201061929829748) translate (10.5647959423712cm 7.06662018402655cm)" svg:viewBox="0 0 16017 2966" svg:d="M16017 2966c-7801-2925-13608-3711-15444-2249-1837 1462 1331 1686 1331 1686z">
          <text:p/>
        </draw:path>
        <draw:line draw:style-name="gr9" draw:text-style-name="P1" draw:layer="layout" svg:x1="1.6cm" svg:y1="13.062cm" svg:x2="13.281cm" svg:y2="13.062cm">
          <text:p/>
        </draw:line>
        <draw:line draw:style-name="gr2" draw:text-style-name="P1" draw:layer="layout" svg:x1="26.002cm" svg:y1="13.239cm" svg:x2="7.83cm" svg:y2="7.898cm">
          <text:p/>
        </draw:line>
        <draw:line draw:style-name="gr2" draw:text-style-name="P1" draw:layer="layout" svg:x1="7.83cm" svg:y1="13.062cm" svg:x2="26.002cm" svg:y2="13.239cm">
          <text:p/>
        </draw:line>
        <draw:path draw:style-name="gr12" draw:text-style-name="P1" draw:layer="layout" svg:width="4.854cm" svg:height="1.179cm" draw:transform="skewX (-0.167726141116655) rotate (1.69995069144248) translate (7.57006701414743cm 13.0622226135963cm)" svg:viewBox="0 0 4855 1180" svg:d="M0 0c1546 188 3083 405 4855 1180">
          <text:p/>
        </draw:path>
        <draw:frame draw:style-name="gr3" draw:text-style-name="P8" draw:layer="layout" svg:width="2.953cm" svg:height="3.274cm" svg:x="9.047cm" svg:y="13.239cm">
          <draw:text-box>
            <text:p text:style-name="P7"><text:span text:style-name="T3">U</text:span><text:span text:style-name="T4"></text:span></text:p>
          </draw:text-box>
        </draw:frame>
        <draw:custom-shape draw:style-name="gr11" draw:text-style-name="P1" draw:layer="layout" svg:width="26.8cm" svg:height="18.4cm" svg:x="0.6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path draw:style-name="gr6" draw:text-style-name="P6" draw:layer="layout" svg:width="23.4cm" svg:height="4.332cm" draw:transform="skewX (-0.114493598930828) rotate (-0.201061929829748) translate (2.99693591580478cm 5.22119686460616cm)" svg:viewBox="0 0 23401 4333" svg:d="M23401 4333c-11397-4273-19881-5422-22564-3286s1944 2464 1944 2464z">
          <text:p/>
        </draw:path>
        <draw:custom-shape draw:style-name="gr13" draw:text-style-name="P9" draw:layer="layout" svg:width="0.4cm" svg:height="0.4cm" svg:x="25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23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21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18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1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13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11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9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6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4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2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3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6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10.4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15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cm" svg:height="0.4cm" svg:x="20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0" draw:layer="layout" svg:width="0.853cm" svg:height="0.962cm" svg:x="25.55cm" svg:y="13.395cm">
          <draw:text-box>
            <text:p>1</text:p>
          </draw:text-box>
        </draw:frame>
        <draw:frame draw:style-name="gr3" draw:text-style-name="P10" draw:layer="layout" svg:width="0.853cm" svg:height="0.962cm" svg:x="23.6cm" svg:y="12.2cm">
          <draw:text-box>
            <text:p>2</text:p>
          </draw:text-box>
        </draw:frame>
        <draw:frame draw:style-name="gr3" draw:text-style-name="P10" draw:layer="layout" svg:width="0.853cm" svg:height="0.962cm" svg:x="21.6cm" svg:y="11cm">
          <draw:text-box>
            <text:p>3</text:p>
          </draw:text-box>
        </draw:frame>
        <draw:frame draw:style-name="gr3" draw:text-style-name="P10" draw:layer="layout" svg:width="0.853cm" svg:height="0.962cm" svg:x="19cm" svg:y="9.4cm">
          <draw:text-box>
            <text:p>4</text:p>
          </draw:text-box>
        </draw:frame>
        <draw:frame draw:style-name="gr3" draw:text-style-name="P10" draw:layer="layout" svg:width="1.213cm" svg:height="0.962cm" svg:x="16.2cm" svg:y="8cm">
          <draw:text-box>
            <text:p>....</text:p>
          </draw:text-box>
        </draw:frame>
        <draw:frame draw:style-name="gr3" draw:text-style-name="P10" draw:layer="layout" svg:width="0.853cm" svg:height="0.962cm" svg:x="20cm" svg:y="13.438cm">
          <draw:text-box>
            <text:p>n</text:p>
          </draw:text-box>
        </draw:frame>
        <draw:frame draw:style-name="gr3" draw:text-style-name="P10" draw:layer="layout" svg:width="1.416cm" svg:height="0.962cm" svg:x="15.2cm" svg:y="12.238cm">
          <draw:text-box>
            <text:p>n-1</text:p>
          </draw:text-box>
        </draw:frame>
        <draw:path draw:style-name="gr12" draw:text-style-name="P1" draw:layer="layout" svg:width="8.458cm" svg:height="0.759cm" draw:transform="rotate (3.02151400105258) translate (12.1983901081601cm 5.81334247798493cm)" svg:viewBox="0 0 8459 760" svg:d="M0 13c2900 658 5998 1291 8459-13">
          <text:p/>
        </draw:path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2:34:11.192318429</meta:creation-date>
    <dc:date>2017-09-18T13:34:06.005038804</dc:date>
    <meta:editing-duration>PT59M52S</meta:editing-duration>
    <meta:editing-cycles>5</meta:editing-cycles>
    <meta:generator>LibreOffice/5.1.6.2$Linux_X86_64 LibreOffice_project/10m0$Build-2</meta:generator>
    <meta:document-statistic meta:object-count="100"/>
  </office:meta>
</office:document-meta>
</file>